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1b9" officeooo:paragraph-rsid="001bc1b9"/>
    </style:style>
    <style:style style:name="P2" style:family="paragraph" style:parent-style-name="Standard">
      <style:text-properties officeooo:paragraph-rsid="001bc1b9"/>
    </style:style>
    <style:style style:name="P3" style:family="paragraph" style:parent-style-name="Standard">
      <style:text-properties fo:font-weight="bold" officeooo:rsid="001bc1b9" officeooo:paragraph-rsid="001bc1b9" style:font-weight-asian="bold" style:font-weight-complex="bold"/>
    </style:style>
    <style:style style:name="P4" style:family="paragraph" style:parent-style-name="Standard">
      <style:text-properties officeooo:rsid="001bc1b9" officeooo:paragraph-rsid="001bc1b9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(things we need to store)</text:p>
      <text:p text:style-name="P2"/>
      <text:p text:style-name="P1">Admins</text:p>
      <text:p text:style-name="P1">Clients</text:p>
      <text:p text:style-name="P1">Candidates</text:p>
      <text:p text:style-name="P1">Jobs</text:p>
      <text:p text:style-name="P1">Candidate Job Mapping</text:p>
      <text:p text:style-name="P1"/>
      <text:p text:style-name="P1"/>
      <text:p text:style-name="P3">More detail about the data</text:p>
      <text:p text:style-name="P1"><text:s/><text:tab/>-<text:span text:style-name="T1">Admins</text:span></text:p>
      <text:p text:style-name="P1"><text:tab/> <text:s text:c="5"/>Username</text:p>
      <text:p text:style-name="P1"><text:tab/> <text:s text:c="5"/>Password</text:p>
      <text:p text:style-name="P1"><text:tab/>-<text:span text:style-name="T1">clients</text:span></text:p>
      <text:p text:style-name="P1"><text:tab/> <text:s text:c="5"/>Username</text:p>
      <text:p text:style-name="P1"><text:tab/> <text:s text:c="5"/>Password</text:p>
      <text:p text:style-name="P1"><text:tab/>-<text:span text:style-name="T1">Candidates</text:span></text:p>
      <text:p text:style-name="P1"><text:tab/> <text:s text:c="5"/>Name</text:p>
      <text:p text:style-name="P1"><text:tab/> <text:s text:c="5"/>Age</text:p>
      <text:p text:style-name="P1"><text:tab/> <text:s text:c="5"/>Gender</text:p>
      <text:p text:style-name="P1"><text:tab/> <text:s text:c="5"/>Mobile</text:p>
      <text:p text:style-name="P1"><text:tab/> <text:s text:c="5"/>City</text:p>
      <text:p text:style-name="P1"><text:tab/> <text:s text:c="5"/>Salary Expectations</text:p>
      <text:p text:style-name="P1"><text:tab/> <text:s text:c="6"/>Are they willing to relocated</text:p>
      <text:p text:style-name="P1"><text:tab/>-<text:span text:style-name="T1">Jobs</text:span></text:p>
      <text:p text:style-name="P1"><text:tab/><text:tab/>position name</text:p>
      <text:p text:style-name="P1"><text:tab/><text:tab/>Text Description</text:p>
      <text:p text:style-name="P1"><text:tab/><text:tab/>Age Criteria</text:p>
      <text:p text:style-name="P1"><text:tab/><text:tab/>Salary</text:p>
      <text:p text:style-name="P1"><text:tab/><text:tab/>No. of Opening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2:55:34.832490306</meta:creation-date>
    <meta:editing-duration>PT1M34S</meta:editing-duration>
    <meta:editing-cycles>2</meta:editing-cycles>
    <meta:generator>LibreOffice/6.4.7.2$Linux_X86_64 LibreOffice_project/40$Build-2</meta:generator>
    <dc:date>2021-11-18T22:56:50.824653498</dc:date>
    <meta:document-statistic meta:table-count="0" meta:image-count="0" meta:object-count="0" meta:page-count="1" meta:paragraph-count="27" meta:word-count="48" meta:character-count="393" meta:non-whitespace-character-count="279"/>
  </office:meta>
</office:document-meta>
</file>